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24-10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23-10-1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22-10-24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21-10-2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9-10-09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8-10-0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7-10-2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6-10-1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4-10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3-11-0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2-10-2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1-09-2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1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200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8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7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7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7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7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7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7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906</text:p>
          </table:table-cell>
          <table:table-cell office:value-type="string" calcext:value-type="string">
            <text:p>196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